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99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209.0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Source_20_Referenc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Speaker Name</text:p>
          </table:table-cell>
          <table:table-cell table:style-name="ce1" office:value-type="string" calcext:value-type="string">
            <text:p>Company/Fund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nvestment Focus/Strategy</text:p>
          </table:table-cell>
          <table:table-cell table:style-name="ce1" office:value-type="string" calcext:value-type="string">
            <text:p>Key Outcomes or Successes</text:p>
          </table:table-cell>
          <table:table-cell table:style-name="ce1" office:value-type="string" calcext:value-type="string">
            <text:p>Core Philosophy/Ethos</text:p>
          </table:table-cell>
          <table:table-cell table:style-name="ce1" office:value-type="string" calcext:value-type="string">
            <text:p>Sour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lex Kolicich</text:p>
          </table:table-cell>
          <table:table-cell table:style-name="ce2" office:value-type="string" calcext:value-type="string">
            <text:p>8VC</text:p>
          </table:table-cell>
          <table:table-cell table:style-name="ce2" office:value-type="string" calcext:value-type="string">
            <text:p>Founding Partner</text:p>
          </table:table-cell>
          <table:table-cell table:style-name="ce2" office:value-type="string" calcext:value-type="string">
            <text:p>Institutional fund specializing in AI, defense tech, and complex incubations.</text:p>
          </table:table-cell>
          <table:table-cell table:style-name="ce2" office:value-type="string" calcext:value-type="string">
            <text:p>Early investor in Anduril, Palantir, Oculus, and Guardant Health; incubated Epirus and Chaos Industries; raised fifth fund of $880M.</text:p>
          </table:table-cell>
          <table:table-cell table:style-name="ce2" office:value-type="string" calcext:value-type="string">
            <text:p>Focus on man-machine symbiosis and the defense tech renaissance; belief that startups out-execute legacy primes via software and autonomy.</text:p>
          </table:table-cell>
          <table:table-cell table:style-name="ce2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yan Banister</text:p>
          </table:table-cell>
          <table:table-cell table:style-name="ce2" office:value-type="string" calcext:value-type="string">
            <text:p>Long Journey Ventures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Institutional fund.</text:p>
          </table:table-cell>
          <table:table-cell table:style-name="ce2" office:value-type="string" calcext:value-type="string">
            <text:p>Early investor in Uber, SpaceX, Postmates, and Niantic.</text:p>
          </table:table-cell>
          <table:table-cell table:style-name="ce2" office:value-type="string" calcext:value-type="string">
            <text:p>Investing in the "magically weird"; disarming small talk to reach authentic, non-consensus human connections; aligning profit with higher purpose.</text:p>
          </table:table-cell>
          <table:table-cell table:style-name="ce2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lian Asparouhov</text:p>
          </table:table-cell>
          <table:table-cell table:style-name="ce2" office:value-type="string" calcext:value-type="string">
            <text:p>Founders Fund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Institutional fund.</text:p>
          </table:table-cell>
          <table:table-cell table:style-name="ce2" office:value-type="string" calcext:value-type="string">
            <text:p>Varda Space Industries, SpaceX; oversaw Varda's first commercial re-entry capsule landing.</text:p>
          </table:table-cell>
          <table:table-cell table:style-name="ce2" office:value-type="string" calcext:value-type="string">
            <text:p>Operating experience as a prerequisite for elite investing; moving close to the "bare metal" to understand technical problems.</text:p>
          </table:table-cell>
          <table:table-cell table:style-name="ce2" office:value-type="string" calcext:value-type="string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unter Walk</text:p>
          </table:table-cell>
          <table:table-cell table:style-name="ce2" office:value-type="string" calcext:value-type="string">
            <text:p>Homebrew / Screen Door</text:p>
          </table:table-cell>
          <table:table-cell table:style-name="ce2" office:value-type="string" calcext:value-type="string">
            <text:p>Partner / Founder</text:p>
          </table:table-cell>
          <table:table-cell table:style-name="ce2" office:value-type="string" calcext:value-type="string">
            <text:p>Self-funded structure (Homebrew) and Fund-of-funds (Screen Door).</text:p>
          </table:table-cell>
          <table:table-cell table:style-name="ce2" office:value-type="string" calcext:value-type="string">
            <text:p>Investments in Chime, Plaid, Gusto, Cruise, and Shield.</text:p>
          </table:table-cell>
          <table:table-cell table:style-name="ce2" office:value-type="string" calcext:value-type="string">
            <text:p>Alignment of founder-investor incentives by removing ownership friction; supporting emerging managers with high-conviction differentiated strategies.</text:p>
          </table:table-cell>
          <table:table-cell table:style-name="ce2" office:value-type="string" calcext:value-type="string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eff Morris Jr.</text:p>
          </table:table-cell>
          <table:table-cell table:style-name="ce2" office:value-type="string" calcext:value-type="string">
            <text:p>Chapter 1</text:p>
          </table:table-cell>
          <table:table-cell table:style-name="ce2" office:value-type="string" calcext:value-type="string">
            <text:p>General Partner (GP)</text:p>
          </table:table-cell>
          <table:table-cell table:style-name="ce2" office:value-type="string" calcext:value-type="string">
            <text:p>Institutional product-driven early-stage fund focusing on consumer, gaming, and deep tech.</text:p>
          </table:table-cell>
          <table:table-cell table:style-name="ce2" office:value-type="string" calcext:value-type="string">
            <text:p>Seed investor in 13 unicorns including Mercury, Superbase, and Compound Finance; former VP Product Revenue at Tinder.</text:p>
          </table:table-cell>
          <table:table-cell table:style-name="ce2" office:value-type="string" calcext:value-type="string">
            <text:p>Treating the venture fund as a product that must find its own "product-market fit" through continuous iteration and distinct differentiation.</text:p>
          </table:table-cell>
          <table:table-cell table:style-name="ce2" office:value-type="string" calcext:value-type="string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rk Suster</text:p>
          </table:table-cell>
          <table:table-cell table:style-name="ce2" office:value-type="string" calcext:value-type="string">
            <text:p>Upfront Ventures</text:p>
          </table:table-cell>
          <table:table-cell table:style-name="ce2" office:value-type="string" calcext:value-type="string">
            <text:p>Managing Partner</text:p>
          </table:table-cell>
          <table:table-cell table:style-name="ce2" office:value-type="string" calcext:value-type="string">
            <text:p>Institutional fund running Seed ($300M), Early Growth ($200M), and Secondary strategies.</text:p>
          </table:table-cell>
          <table:table-cell table:style-name="ce2" office:value-type="string" calcext:value-type="string">
            <text:p>Led investments in Invoca, Density, Nanit, and Maker Studios (sold to Disney); former founder of two companies sold to Salesforce.</text:p>
          </table:table-cell>
          <table:table-cell table:style-name="ce2" office:value-type="string" calcext:value-type="string">
            <text:p>A "barbell strategy" focusing on high-conviction, concentrated seed investments where the investor acts as a direct sparring partner on the board.</text:p>
          </table:table-cell>
          <table:table-cell table:style-name="ce2" office:value-type="string" calcext:value-type="string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ace Isford</text:p>
          </table:table-cell>
          <table:table-cell table:style-name="ce2" office:value-type="string" calcext:value-type="string">
            <text:p>Lux Capital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Institutional fund focusing on Frontier and Computational Sciences.</text:p>
          </table:table-cell>
          <table:table-cell table:style-name="ce2" office:value-type="string" calcext:value-type="string">
            <text:p>Sourced investments in Runway ($1.5B), LangChain, and Sakana AI; youngest partner in Lux history.</text:p>
          </table:table-cell>
          <table:table-cell table:style-name="ce2" office:value-type="string" calcext:value-type="string">
            <text:p>Investing at the nexus of computational and physical sciences; belief in NYC as an AI hub; high-conviction support for "weird" contrarian research.</text:p>
          </table:table-cell>
          <table:table-cell table:style-name="ce2" office:value-type="string" calcext:value-type="string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yle Harrison</text:p>
          </table:table-cell>
          <table:table-cell table:style-name="ce2" office:value-type="string" calcext:value-type="string">
            <text:p>Contrary</text:p>
          </table:table-cell>
          <table:table-cell table:style-name="ce2" office:value-type="string" calcext:value-type="string">
            <text:p>General Partner (GP)</text:p>
          </table:table-cell>
          <table:table-cell table:style-name="ce2" office:value-type="string" calcext:value-type="string">
            <text:p>Institutional fund backing companies from seed to scale (pre-seed to Series B+).</text:p>
          </table:table-cell>
          <table:table-cell table:style-name="ce2" office:value-type="string" calcext:value-type="string">
            <text:p>Investor in Ramp, Replit, Anduril, and Armada; formerly at TCV, Coatue, and Index.</text:p>
          </table:table-cell>
          <table:table-cell table:style-name="ce2" office:value-type="string" calcext:value-type="string">
            <text:p>Identifying the smartest people as early as possible and supporting them throughout their career to gain an unfair advantage in talent vortexes.</text:p>
          </table:table-cell>
          <table:table-cell table:style-name="ce2" office:value-type="string" calcext:value-type="string">
            <text:p>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ason Fiedler</text:p>
          </table:table-cell>
          <table:table-cell table:style-name="ce2" office:value-type="string" calcext:value-type="string">
            <text:p>Left Lane Capital</text:p>
          </table:table-cell>
          <table:table-cell table:style-name="ce2" office:value-type="string" calcext:value-type="string">
            <text:p>Managing Partner</text:p>
          </table:table-cell>
          <table:table-cell table:style-name="ce2" office:value-type="string" calcext:value-type="string">
            <text:p>Institutional growth and venture fund ($2B+ AUM).</text:p>
          </table:table-cell>
          <table:table-cell table:style-name="ce2" office:value-type="string" calcext:value-type="string">
            <text:p>Investments in Ollipop, Blank Street, Holy, Talkiatry, Kings League, Farmer's Dog, and Figs.</text:p>
          </table:table-cell>
          <table:table-cell table:style-name="ce2" office:value-type="string" calcext:value-type="string">
            <text:p>Focus on "NPS Delta" relative to slow incumbents; "Pearls and Strings" framework; belief in mass distrust of legacy CPG brands.</text:p>
          </table:table-cell>
          <table:table-cell table:style-name="ce2" office:value-type="string" calcext:value-type="string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lly Alter</text:p>
          </table:table-cell>
          <table:table-cell table:style-name="ce2" office:value-type="string" calcext:value-type="string">
            <text:p>Northzone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Institutional fund ($4B AUM) investing $2.5M to $60M across US and Europe.</text:p>
          </table:table-cell>
          <table:table-cell table:style-name="ce2" office:value-type="string" calcext:value-type="string">
            <text:p>Sourced and served on the board of Frame.io (sold to Adobe for $1.2B); investments in Lightricks, Glee, and Trackable.</text:p>
          </table:table-cell>
          <table:table-cell table:style-name="ce2" office:value-type="string" calcext:value-type="string">
            <text:p>Intellectual honesty regarding VC biases; focus on vertical AI/SaaS where specificity creates a defensible moat against horizontal AI giants.</text:p>
          </table:table-cell>
          <table:table-cell table:style-name="ce2" office:value-type="string" calcext:value-type="string">
            <text:p>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avid Weisburd</text:p>
          </table:table-cell>
          <table:table-cell table:style-name="ce2" office:value-type="string" calcext:value-type="string">
            <text:p>10X Capital</text:p>
          </table:table-cell>
          <table:table-cell table:style-name="ce2" office:value-type="string" calcext:value-type="string">
            <text:p>Co-founder and Head of Venture Capital</text:p>
          </table:table-cell>
          <table:table-cell table:style-name="ce2" office:value-type="string" calcext:value-type="string">
            <text:p>Institutional fund (Venture Capital franchise within a multi-asset class firm).</text:p>
          </table:table-cell>
          <table:table-cell table:style-name="ce2" office:value-type="string" calcext:value-type="string">
            <text:p>Early investor in Worldcoin and Anthropic; host of the 10X Capital podcast.</text:p>
          </table:table-cell>
          <table:table-cell table:style-name="ce2" office:value-type="string" calcext:value-type="string">
            <text:p>Venture capital is an access class, not an asset class; emphasizes time/stage diversification and alignment of incentives regarding portfolio concentration.</text:p>
          </table:table-cell>
          <table:table-cell table:style-name="ce2" office:value-type="string" calcext:value-type="string">
            <text:p>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ichard Socher</text:p>
          </table:table-cell>
          <table:table-cell table:style-name="ce2" office:value-type="string" calcext:value-type="string">
            <text:p>AIX Ventures / You.com</text:p>
          </table:table-cell>
          <table:table-cell table:style-name="ce2" office:value-type="string" calcext:value-type="string">
            <text:p>Managing Director (AIX) / Founder &amp; CEO (You.com)</text:p>
          </table:table-cell>
          <table:table-cell table:style-name="ce2" office:value-type="string" calcext:value-type="string">
            <text:p>Institutional venture fund (AIX) and an AI productivity engine company (You.com).</text:p>
          </table:table-cell>
          <table:table-cell table:style-name="ce2" office:value-type="string" calcext:value-type="string">
            <text:p>Founder of MetaMind (sold to Salesforce); investor in Hugging Face, Perplexity, and Weights &amp; Biases.</text:p>
          </table:table-cell>
          <table:table-cell table:style-name="ce2" office:value-type="string" calcext:value-type="string">
            <text:p>Focusing on the "GenAI Insight" that AI value is highest when artifacts are long to generate but fast to verify; emphasis on accuracy over hype.</text:p>
          </table:table-cell>
          <table:table-cell table:style-name="ce2" office:value-type="string" calcext:value-type="string">
            <text:p>1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ordan Noone</text:p>
          </table:table-cell>
          <table:table-cell table:style-name="ce2" office:value-type="string" calcext:value-type="string">
            <text:p>Embedded Ventures / Zoo</text:p>
          </table:table-cell>
          <table:table-cell table:style-name="ce2" office:value-type="string" calcext:value-type="string">
            <text:p>Founding GP / Executive Chairman</text:p>
          </table:table-cell>
          <table:table-cell table:style-name="ce2" office:value-type="string" calcext:value-type="string">
            <text:p>Institutional fund focusing on deep tech; Zoo is a research and infrastructure company.</text:p>
          </table:table-cell>
          <table:table-cell table:style-name="ce2" office:value-type="string" calcext:value-type="string">
            <text:p>Co-founded Relativity Space (valued at $4.2B); launched Text-to-CAD via Zoo with 13,000 files generated on day one.</text:p>
          </table:table-cell>
          <table:table-cell table:style-name="ce2" office:value-type="string" calcext:value-type="string">
            <text:p>Bringing automation and code-based design to hardware development to bridge the asymmetry between software and archaic hardware workflows.</text:p>
          </table:table-cell>
          <table:table-cell table:style-name="ce2" office:value-type="string" calcext:value-type="string">
            <text:p>1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ander Oltmann</text:p>
          </table:table-cell>
          <table:table-cell table:style-name="ce2" office:value-type="string" calcext:value-type="string">
            <text:p>Commodity Capital</text:p>
          </table:table-cell>
          <table:table-cell table:style-name="ce2" office:value-type="string" calcext:value-type="string">
            <text:p>Founder and GP</text:p>
          </table:table-cell>
          <table:table-cell table:style-name="ce2" office:value-type="string" calcext:value-type="string">
            <text:p>Institutional fund focusing on vertically integrated monopolies and hard tech at pre-seed and seed stages.</text:p>
          </table:table-cell>
          <table:table-cell table:style-name="ce2" office:value-type="string" calcext:value-type="string">
            <text:p>Investments in Hadrian, Varda, Senra, and Armada.</text:p>
          </table:table-cell>
          <table:table-cell table:style-name="ce2" office:value-type="string" calcext:value-type="string">
            <text:p>Leveraging declining software development costs to build hyperscalable, vertically integrated monopolies in historically non-scalable industries.</text:p>
          </table:table-cell>
          <table:table-cell table:style-name="ce2" office:value-type="string" calcext:value-type="string">
            <text:p>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e Jacobs</text:p>
          </table:table-cell>
          <table:table-cell table:style-name="ce2" office:value-type="string" calcext:value-type="string">
            <text:p>Long Journey Ventures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Institutional fund.</text:p>
          </table:table-cell>
          <table:table-cell table:style-name="ce2" office:value-type="string" calcext:value-type="string">
            <text:p>Investments in Cruso, Anduril, and Modern Animal.</text:p>
          </table:table-cell>
          <table:table-cell table:style-name="ce2" office:value-type="string" calcext:value-type="string">
            <text:p>Searching for "snowflake" companies that look weird at the time of investment; willingness to stick one's neck out for unpopular secrets.</text:p>
          </table:table-cell>
          <table:table-cell table:style-name="ce2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ared Hecht</text:p>
          </table:table-cell>
          <table:table-cell table:style-name="ce2" office:value-type="string" calcext:value-type="string">
            <text:p>Union Square Ventures (USV)</text:p>
          </table:table-cell>
          <table:table-cell table:style-name="ce2" office:value-type="string" calcext:value-type="string">
            <text:p>Venture Partner</text:p>
          </table:table-cell>
          <table:table-cell table:style-name="ce2" office:value-type="string" calcext:value-type="string">
            <text:p>Institutional fund (thesis-driven generalist).</text:p>
          </table:table-cell>
          <table:table-cell table:style-name="ce2" office:value-type="string" calcext:value-type="string">
            <text:p>Founded GroupMe (sold to Skype/Microsoft) and Fundera (sold to NerdWallet); early employee at Tumblr.</text:p>
          </table:table-cell>
          <table:table-cell table:style-name="ce2" office:value-type="string" calcext:value-type="string">
            <text:p>Radical honesty with founders; investing at the "edge" of large markets transformed by societal pressure; reverence for the entrepreneur.</text:p>
          </table:table-cell>
          <table:table-cell table:style-name="ce2" office:value-type="string" calcext:value-type="string">
            <text:p>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rgan Housel</text:p>
          </table:table-cell>
          <table:table-cell table:style-name="ce2" office:value-type="string" calcext:value-type="string">
            <text:p>Collaborative Fund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Institutional fund.</text:p>
          </table:table-cell>
          <table:table-cell table:style-name="ce2" office:value-type="string" calcext:value-type="string">
            <text:p>Author of 'The Psychology of Money' (5 million+ copies sold).</text:p>
          </table:table-cell>
          <table:table-cell table:style-name="ce2" office:value-type="string" calcext:value-type="string">
            <text:p>Focusing on behaviors that never change (greed, fear) rather than forecasts; survival is the only performance metric that counts.</text:p>
          </table:table-cell>
          <table:table-cell table:style-name="ce2" office:value-type="string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ohn Coogan</text:p>
          </table:table-cell>
          <table:table-cell table:style-name="ce2" office:value-type="string" calcext:value-type="string">
            <text:p>Founders Fund</text:p>
          </table:table-cell>
          <table:table-cell table:style-name="ce2" office:value-type="string" calcext:value-type="string">
            <text:p>EIR</text:p>
          </table:table-cell>
          <table:table-cell table:style-name="ce2" office:value-type="string" calcext:value-type="string">
            <text:p>Institutional fund.</text:p>
          </table:table-cell>
          <table:table-cell table:style-name="ce2" office:value-type="string" calcext:value-type="string">
            <text:p>Co-founder of Soylent and Lucy.</text:p>
          </table:table-cell>
          <table:table-cell table:style-name="ce2" office:value-type="string" calcext:value-type="string">
            <text:p>Transparency in science (e.g., nicotine vs. carcinogens); leveraging consumer storytelling to disrupt non-innovative industries like big tobacco.</text:p>
          </table:table-cell>
          <table:table-cell table:style-name="ce2" office:value-type="string" calcext:value-type="string">
            <text:p>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ris Power</text:p>
          </table:table-cell>
          <table:table-cell table:style-name="ce2" office:value-type="string" calcext:value-type="string">
            <text:p>Hadrian</text:p>
          </table:table-cell>
          <table:table-cell table:style-name="ce2" office:value-type="string" calcext:value-type="string">
            <text:p>Founder</text:p>
          </table:table-cell>
          <table:table-cell table:style-name="ce2" office:value-type="string" calcext:value-type="string">
            <text:p>Venture-backed startup (raised $200M+ to date).</text:p>
          </table:table-cell>
          <table:table-cell table:style-name="ce2" office:value-type="string" calcext:value-type="string">
            <text:p>Raised $117M Series B; built automated precision factories providing parts for SpaceX and Blue Origin.</text:p>
          </table:table-cell>
          <table:table-cell table:style-name="ce2" office:value-type="string" calcext:value-type="string">
            <text:p>National mission focused on "American dynamism"; belief that reshoring manufacturing via software and robotics is the only way to compete with China.</text:p>
          </table:table-cell>
          <table:table-cell table:style-name="ce2" office:value-type="string" calcext:value-type="string">
            <text:p>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an Wright</text:p>
          </table:table-cell>
          <table:table-cell table:style-name="ce2" office:value-type="string" calcext:value-type="string">
            <text:p>Armada</text:p>
          </table:table-cell>
          <table:table-cell table:style-name="ce2" office:value-type="string" calcext:value-type="string">
            <text:p>CEO</text:p>
          </table:table-cell>
          <table:table-cell table:style-name="ce2" office:value-type="string" calcext:value-type="string">
            <text:p>Venture-backed full stack Edge Computing infrastructure.</text:p>
          </table:table-cell>
          <table:table-cell table:style-name="ce2" office:value-type="string" calcext:value-type="string">
            <text:p>Raised $100M; partnerships with Starlink, Halliburton, and Microsoft; operating in nearly 50 countries.</text:p>
          </table:table-cell>
          <table:table-cell table:style-name="ce2" office:value-type="string" calcext:value-type="string">
            <text:p>Bridging the digital divide by building the "Cloud for the Edge"; focusing on "Good Quests" (high-impact problems) in hostile environments.</text:p>
          </table:table-cell>
          <table:table-cell table:style-name="ce2" office:value-type="string" calcext:value-type="string">
            <text:p>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on Sedi</text:p>
          </table:table-cell>
          <table:table-cell table:style-name="ce2" office:value-type="string" calcext:value-type="string">
            <text:p>Nucleus Genomics</text:p>
          </table:table-cell>
          <table:table-cell table:style-name="ce2" office:value-type="string" calcext:value-type="string">
            <text:p>Founder and CEO</text:p>
          </table:table-cell>
          <table:table-cell table:style-name="ce2" office:value-type="string" calcext:value-type="string">
            <text:p>Self-funded and venture-backed consumer health platform.</text:p>
          </table:table-cell>
          <table:table-cell table:style-name="ce2" office:value-type="string" calcext:value-type="string">
            <text:p>Raised over $18M; launched Nucleus IQ; specialized in Whole Genome Sequencing at consumer price points ($399).</text:p>
          </table:table-cell>
          <table:table-cell table:style-name="ce2" office:value-type="string" calcext:value-type="string">
            <text:p>Transparency in genetics; anti-paternalistic view of data; belief that individuals should own frontier genetic insights without gatekeeping.</text:p>
          </table:table-cell>
          <table:table-cell table:style-name="ce2" office:value-type="string" calcext:value-type="string">
            <text:p>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cy Guo</text:p>
          </table:table-cell>
          <table:table-cell table:style-name="ce2" office:value-type="string" calcext:value-type="string">
            <text:p>Passes</text:p>
          </table:table-cell>
          <table:table-cell table:style-name="ce2" office:value-type="string" calcext:value-type="string">
            <text:p>CEO and Founder</text:p>
          </table:table-cell>
          <table:table-cell table:style-name="ce2" office:value-type="string" calcext:value-type="string">
            <text:p>Venture-backed creator platform ($50M raised).</text:p>
          </table:table-cell>
          <table:table-cell table:style-name="ce2" office:value-type="string" calcext:value-type="string">
            <text:p>Co-founder of Scale AI; creators on platform earning $500k/month; top talent includes Shaq and Olivia Dunne.</text:p>
          </table:table-cell>
          <table:table-cell table:style-name="ce2" office:value-type="string" calcext:value-type="string">
            <text:p>Creating generational wealth for creators; direct fan-to-creator interactions to replace unpredictable algorithms; pro-creator transparency.</text:p>
          </table:table-cell>
          <table:table-cell table:style-name="ce2" office:value-type="string" calcext:value-type="string">
            <text:p>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oug Bernauer</text:p>
          </table:table-cell>
          <table:table-cell table:style-name="ce2" office:value-type="string" calcext:value-type="string">
            <text:p>Radiant</text:p>
          </table:table-cell>
          <table:table-cell table:style-name="ce2" office:value-type="string" calcext:value-type="string">
            <text:p>Founder and CEO</text:p>
          </table:table-cell>
          <table:table-cell table:style-name="ce2" office:value-type="string" calcext:value-type="string">
            <text:p>Venture-backed startup (raised $60M+ to date).</text:p>
          </table:table-cell>
          <table:table-cell table:style-name="ce2" office:value-type="string" calcext:value-type="string">
            <text:p>Ex-SpaceX engineer; raised Series B led by a16z; developed "Kaleidos" microreactor to replace diesel generators.</text:p>
          </table:table-cell>
          <table:table-cell table:style-name="ce2" office:value-type="string" calcext:value-type="string">
            <text:p>Portable, factory-mass-produced nuclear energy; decoupling nuclear from permanent infrastructure to enable energy independence in remote areas.</text:p>
          </table:table-cell>
          <table:table-cell table:style-name="ce2" office:value-type="string" calcext:value-type="string">
            <text:p>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hit Ambadas</text:p>
          </table:table-cell>
          <table:table-cell table:style-name="ce2" office:value-type="string" calcext:value-type="string">
            <text:p>Zamp</text:p>
          </table:table-cell>
          <table:table-cell table:style-name="ce2" office:value-type="string" calcext:value-type="string">
            <text:p>Founder and CEO</text:p>
          </table:table-cell>
          <table:table-cell table:style-name="ce2" office:value-type="string" calcext:value-type="string">
            <text:p>Venture-backed startup (raised $14M to date).</text:p>
          </table:table-cell>
          <table:table-cell table:style-name="ce2" office:value-type="string" calcext:value-type="string">
            <text:p>Raised $10M Series A led by Valor Equity Partners; hit mid-seven figures ARR in 15 months; serves 400+ customers.</text:p>
          </table:table-cell>
          <table:table-cell table:style-name="ce2" office:value-type="string" calcext:value-type="string">
            <text:p>Sales tax compliance as a trust-based relationship; focus on speed and accuracy; belief that founders must iterate faster than incumbents.</text:p>
          </table:table-cell>
          <table:table-cell table:style-name="ce2" office:value-type="string" calcext:value-type="string">
            <text:p>1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Willem Sundblad</text:p>
          </table:table-cell>
          <table:table-cell table:style-name="ce2" office:value-type="string" calcext:value-type="string">
            <text:p>Oden Technologies</text:p>
          </table:table-cell>
          <table:table-cell table:style-name="ce2" office:value-type="string" calcext:value-type="string">
            <text:p>Co-founder and CEO</text:p>
          </table:table-cell>
          <table:table-cell table:style-name="ce2" office:value-type="string" calcext:value-type="string">
            <text:p>Institutional fund-backed startup (Series B).</text:p>
          </table:table-cell>
          <table:table-cell table:style-name="ce2" office:value-type="string" calcext:value-type="string">
            <text:p>Raised $28.5M Series B led by Nordstjernan Growth; 3x growth during austerity; 10% throughput increase for customers.</text:p>
          </table:table-cell>
          <table:table-cell table:style-name="ce2" office:value-type="string" calcext:value-type="string">
            <text:p>Adding "science" to the "art" of manufacturing; using process AI to democratize domain knowledge and reduce turnover friction.</text:p>
          </table:table-cell>
          <table:table-cell table:style-name="ce2" office:value-type="string" calcext:value-type="string">
            <text:p>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m D'Amico</text:p>
          </table:table-cell>
          <table:table-cell table:style-name="ce2" office:value-type="string" calcext:value-type="string">
            <text:p>Impulse Labs</text:p>
          </table:table-cell>
          <table:table-cell table:style-name="ce2" office:value-type="string" calcext:value-type="string">
            <text:p>Founder</text:p>
          </table:table-cell>
          <table:table-cell table:style-name="ce2" office:value-type="string" calcext:value-type="string">
            <text:p>Backed by Institutional fund (Lux Capital).</text:p>
          </table:table-cell>
          <table:table-cell table:style-name="ce2" office:value-type="string" calcext:value-type="string">
            <text:p>Developed battery-integrated induction stove; $20 million Series A.</text:p>
          </table:table-cell>
          <table:table-cell table:style-name="ce2" office:value-type="string" calcext:value-type="string">
            <text:p>Using appliances as a "Trojan Horse" for home electrification and decentralized energy storage; high-power/precision future vs. degrowth.</text:p>
          </table:table-cell>
          <table:table-cell table:style-name="ce2" office:value-type="string" calcext:value-type="string">
            <text:p>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ick Abouzeid</text:p>
          </table:table-cell>
          <table:table-cell table:style-name="ce2" office:value-type="string" calcext:value-type="string">
            <text:p>Rivet</text:p>
          </table:table-cell>
          <table:table-cell table:style-name="ce2" office:value-type="string" calcext:value-type="string">
            <text:p>Co-founder</text:p>
          </table:table-cell>
          <table:table-cell table:style-name="ce2" office:value-type="string" calcext:value-type="string">
            <text:p>Venture-backed startup (formerly at Shrug Capital, Main Street, and Ramp).</text:p>
          </table:table-cell>
          <table:table-cell table:style-name="ce2" office:value-type="string" calcext:value-type="string">
            <text:p>Grew Ramp to $5.8B valuation; referer for Superhuman; raised pre-seed for Rivet from XYZ Ventures and Shrug Capital.</text:p>
          </table:table-cell>
          <table:table-cell table:style-name="ce2" office:value-type="string" calcext:value-type="string">
            <text:p>Growth hacking myths debunked; focusing on "level zero" improvements like button text over sexy solutions; accountability to "own the number."</text:p>
          </table:table-cell>
          <table:table-cell table:style-name="ce2" office:value-type="string" calcext:value-type="string">
            <text:p>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inn Kim</text:p>
          </table:table-cell>
          <table:table-cell table:style-name="ce2" office:value-type="string" calcext:value-type="string">
            <text:p>Lighthouse</text:p>
          </table:table-cell>
          <table:table-cell table:style-name="ce2" office:value-type="string" calcext:value-type="string">
            <text:p>Founder</text:p>
          </table:table-cell>
          <table:table-cell table:style-name="ce2" office:value-type="string" calcext:value-type="string">
            <text:p>Vertically integrated service (formerly AI/Robotics VC).</text:p>
          </table:table-cell>
          <table:table-cell table:style-name="ce2" office:value-type="string" calcext:value-type="string">
            <text:p>Launched global accelerator at On Deck; served dozens of individuals and companies like the HF0 team.</text:p>
          </table:table-cell>
          <table:table-cell table:style-name="ce2" office:value-type="string" calcext:value-type="string">
            <text:p>Democratizing access to high-skilled immigration; treating immigration as a "complicated" problem solvable through software and proprietary processes.</text:p>
          </table:table-cell>
          <table:table-cell table:style-name="ce2" office:value-type="string" calcext:value-type="string">
            <text:p>27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 References" table:style-name="ta2">
        <table:table-column table:style-name="co4" table:number-columns-repeated="1024" table:default-cell-style-name="Default"/>
        <table:table-row table:style-name="ro3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Reference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022 Alex Kolicich, 8VC | AI &amp; Defense Tech Renaissance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002 Alex Kolicich, 8VC: Exodus of Venture Capital, AI Prediction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028 Cyan Banister &amp; Lee Jacobs: Investing in 'The Magically Weird' | SpaceX, Uber, Anduril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004 Varda's Landing, Peter Thiel, &amp; the Future of El Segundo, Delian Asparouhov, Founders Fund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013 Hunter Walk, Homebrew &amp; Screendoo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023 Inside VC’s Existential Crisis: Jeff Morris Jr. on Surviving &amp; Winning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014 Mark Suster, Upfront Ventures: Investing in Space, Defense, &amp; Exit Opportunitie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018 Computer Science is 'So Hot Right Now' | Grace Isford, Lux Capital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008 Kyle Harrison, GP at Contrary on Techno-Optimism, Talent Vortexes, &amp; Writing “Investing 101”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025 America's New Consumer: CPG, Sports, Four-Wall | Jason Fiedler, Left Lane Capital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020 Molly Alter, Partner (Northzone), $4B AUM | Software for Hardware, EU vs USA, Vertical AI, VC Biase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003 David Weisburd, 10X Capital: Finding Alpha and LP Bia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024 Former Chief Scientist at Salesforce, Richard Socher | You.com, LLMs, AI Agents, Complex Work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016 Text-to-CAD: AI Revolutionizing Hardware Design with Jordan Noone of Zo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001 Xander Oltmann, Commodity Capital: Downfall of SaaS &amp; Uprising of Vertically Integrated Monopolie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010 Founder of Fundera (Nerdwallet) &amp; GroupMe (Skype/Microsoft) Path to VC | Jared Hecht, USV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019 Zamp's Series A: $14M in 15 Month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015 John Coogan, EIR at Founders Fund, Founder of Soylent &amp; Lucy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006 Get Tesla Big | Chris Power, Hadria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6 How Armada Is Powering AI at the Edge | A Conversation with CEO Dan Wright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017 The Quiet Revolution in DNA Sequencing | Nucleus Genomic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027 How Lucy Guo Is Building A Creator Empire with Shaq, Kygo &amp; Olivia Dunne | Passe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012 Radiant CEO Doug Bernauer on Portable Nuclear Microreactors &amp; the Future of Clean Energy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009 Embracing American Dynamism to Upgrade Manufacturing Production With Oden CEO Willem Sundblad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021 Impulse Labs, Trojan Horse for Battery-Powered Homes | Backed by Lux Capital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005 Nick Abouzeid, Rivet: Growth "Hacking" Myths, What Worked at Ramp, &amp; Better Tax Service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011 Silicon Valley's Best Kept Secret for Skilled Immigration | Minn Kim, Founder of Lighthouse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Sourcery_2024" table:target-range-address="'Table 1'.A1:'Table 1'.G2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20_References" style:display-name="PageStyle_Source Refere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9" meta:object-count="0"/>
    <meta:generator>LibreOfficeDev/6.0.5.2$Linux_X86_64 LibreOffice_project/</meta:generator>
  </office:meta>
</office:document-meta>
</file>